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960000007624483E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text-properties fo:color="#8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0" style:family="paragraph" style:parent-style-name="Standard" style:list-style-name="L2">
      <style:paragraph-properties fo:text-align="start" style:justify-single-word="false" style:text-autospace="none"/>
      <style:text-properties style:font-name="Arial1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Standard" style:list-style-name="L1">
      <style:paragraph-properties fo:margin-top="0.199cm" fo:margin-bottom="0cm"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TALLE DE EXPEDIENTE</text:p>
      <text:p text:style-name="P5"><text:span text:style-name="T2">Numero:</text:span> [ID]</text:p>
      <text:p text:style-name="P6">Responsable: <text:span text:style-name="T1">[RESPONSABLE]</text:span></text:p>
      <text:p text:style-name="P6">Numero expediente colegio: <text:span text:style-name="T1">[NUMERO_DE_EXPE]</text:span></text:p>
      <text:p text:style-name="P7"/>
      <text:p text:style-name="P8">HISTORIAL DE PASES</text:p>
      <text:section text:style-name="Sect1" text:name="PASES">
        <text:list xml:id="list4528542471" text:style-name="L1">
          <text:list-item>
            <text:p text:style-name="P12">[OFICINA] - <text:span text:style-name="T1">[ENTRADA]</text:span></text:p>
          </text:list-item>
        </text:list>
        <text:list xml:id="list807637659" text:style-name="L2">
          <text:list-item>
            <text:p text:style-name="P10">[OBSERVACION]</text:p>
          </text:list-item>
        </text:list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text-properties fo:color="#800000" fo:font-size="12pt" fo:font-weight="normal" style:font-size-asian="12pt" style:font-weight-asian="normal" style:font-size-complex="12pt" style:font-weight-complex="normal"/>
    </style:style>
    <style:style style:name="MP4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1" text:anchor-type="paragraph" svg:x="14.81cm" svg:y="-0.379cm" svg:width="1.905cm" svg:height="1.498cm" draw:z-index="0"><draw:image xlink:href="Pictures/10000000000000960000007624483E37.png" xlink:type="simple" xlink:show="embed" xlink:actuate="onLoad"/></draw:frame>MUNICIPALIDAD DE LA CIUDAD DE CORONDA</text:p>
        <text:p text:style-name="MP3">SISTEMA DE EXPEDIENTE</text:p>
        <text:p text:style-name="MP1"/>
      </style:header>
      <style:footer>
        <text:p text:style-name="MP4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04T08:47:36</dc:date>
    <meta:editing-duration>P1DT3H30M48S</meta:editing-duration>
    <meta:editing-cycles>52</meta:editing-cycles>
    <meta:generator>LibreOffice/3.5$Linux_x86 LibreOffice_project/350m1$Build-2</meta:generator>
    <dc:creator>olvap </dc:creator>
    <meta:document-statistic meta:table-count="0" meta:image-count="1" meta:object-count="0" meta:page-count="1" meta:paragraph-count="10" meta:word-count="33" meta:character-count="207" meta:non-whitespace-character-count="207"/>
  </office:meta>
</office:document-meta>
</file>